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list-style-name="L4"/>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style style:name="P9" style:family="paragraph" style:parent-style-name="Text_20_body" style:list-style-name="L5">
      <style:paragraph-properties fo:margin-top="0in" fo:margin-bottom="0in" style:contextual-spacing="false"/>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a versión completamente reescrita, clara, estructurada y fluida de tu sección sobre <text:span text:style-name="Strong_20_Emphasis">la memoria</text:span>, ampliada hasta unas 800 palabras. Mantiene tu tono conceptual y prepara perfectamente el terreno para la siguiente parte del capítulo, donde explicarás cómo es posible resolver un problema utilizando una memoria inmutable.</text:p>
      <text:p text:style-name="Horizontal_20_Line"/>
      <text:h text:style-name="Heading_20_2" text:outline-level="2"><text:span text:style-name="Strong_20_Emphasis">3‑3‑3‑3 — La memoria</text:span></text:h>
      <text:p text:style-name="Text_20_body">La memoria es uno de los elementos esenciales de cualquier sistema capaz de procesar información. Sin memoria no hay continuidad, no hay identidad y no hay posibilidad de realizar un cálculo que se extienda en el tiempo. En nuestro modelo lógico, la memoria cumple una función doble: conserva los datos necesarios para describir al individuo y almacena los métodos que permiten transformar esos datos. Es, por lo tanto, el núcleo estable del sistema.</text:p>
      <text:p text:style-name="Text_20_body">Antes de entrar en los detalles de cómo utilizaremos la memoria en nuestro experimento, conviene detenernos un momento para aclarar qué entendemos por “memoria” y qué tipos de memoria existen.</text:p>
      <text:h text:style-name="Heading_20_3" text:outline-level="3"><text:span text:style-name="Strong_20_Emphasis">Memorias de lectura y escritura vs. memorias de solo lectura</text:span></text:h>
      <text:p text:style-name="Text_20_body">En el mundo de la tecnología, las memorias pueden clasificarse en dos grandes categorías:</text:p>
      <text:list xml:id="list2676352203" text:style-name="L1">
        <text:list-item>
          <text:p text:style-name="P1"><text:span text:style-name="Strong_20_Emphasis">Memorias de lectura y escritura</text:span><text:line-break/>Son aquellas que pueden modificarse libremente. Podemos guardar información, cambiarla, borrarla y volver a utilizar el mismo espacio una y otra vez.<text:line-break/>Un ejemplo cotidiano es la memoria de un ordenador: creamos archivos, los editamos, los eliminamos y el sistema reutiliza ese espacio sin dificultad.</text:p>
        </text:list-item>
        <text:list-item>
          <text:p text:style-name="P1"><text:span text:style-name="Strong_20_Emphasis">Memorias de solo lectura</text:span><text:line-break/>Son memorias cuyo contenido se escribe una sola vez y no puede modificarse después.<text:line-break/>Un ejemplo clásico es un disco de música: podemos escuchar las canciones, pero no podemos cambiar su contenido. La información queda fijada para siempre.</text:p>
        </text:list-item>
      </text:list>
      <text:p text:style-name="Text_20_body">Esta distinción es importante porque nos permite entender mejor cómo funciona la memoria en el modelo lógico de la vida.</text:p>
      <text:h text:style-name="Heading_20_3" text:outline-level="3"><text:span text:style-name="Strong_20_Emphasis">La memoria en la vida: el ADN</text:span></text:h>
      <text:p text:style-name="Text_20_body">En el sistema que estamos desarrollando, la vida es una máquina de cálculo, un sistema inteligente que procesa información para resolver problemas. Y en este sistema, la memoria se encuentra en el <text:span text:style-name="Strong_20_Emphasis">ADN</text:span>.</text:p>
      <text:p text:style-name="Text_20_body">Hemos comentado anteriormente que:</text:p>
      <text:list xml:id="list795365886" text:style-name="L2">
        <text:list-item>
          <text:p text:style-name="P3">todos los seres vivos tienen ADN, </text:p>
        </text:list-item>
        <text:list-item>
          <text:p text:style-name="P3">el ADN contiene la información necesaria para construir un individuo, </text:p>
        </text:list-item>
        <text:list-item>
          <text:p text:style-name="P2">y además contiene las instrucciones —los métodos— que permiten al individuo realizar todos sus procesos vitales. </text:p>
        </text:list-item>
      </text:list>
      <text:p text:style-name="Text_20_body"><text:soft-page-break/>Esto significa que el ADN no solo almacena <text:span text:style-name="Strong_20_Emphasis">datos</text:span>, sino también <text:span text:style-name="Strong_20_Emphasis">funciones</text:span>. Es, por lo tanto, la memoria completa del sistema: contiene lo que el individuo es y lo que el individuo puede hacer.</text:p>
      <text:p text:style-name="Text_20_body">Pero aquí aparece un detalle crucial: <text:span text:style-name="Strong_20_Emphasis">el ADN es una memoria de solo lectura</text:span>.</text:p>
      <text:h text:style-name="Heading_20_3" text:outline-level="3"><text:span text:style-name="Strong_20_Emphasis">El ADN como memoria inmutable</text:span></text:h>
      <text:p text:style-name="Text_20_body">A diferencia de las memorias de los ordenadores, que pueden modificarse constantemente, el ADN no puede cambiar durante la vida del individuo. Su contenido es inmutable. Una vez que un individuo nace, su ADN queda fijado para siempre.</text:p>
      <text:p text:style-name="Text_20_body">Esta inmutabilidad tiene efectos profundos:</text:p>
      <text:list xml:id="list2526537561" text:style-name="L3">
        <text:list-item>
          <text:p text:style-name="P5">El individuo mantiene sus características durante toda su vida. </text:p>
        </text:list-item>
        <text:list-item>
          <text:p text:style-name="P5">No puede reescribir su información interna. </text:p>
        </text:list-item>
        <text:list-item>
          <text:p text:style-name="P4">No puede modificar sus métodos ni sus datos fundamentales. </text:p>
        </text:list-item>
      </text:list>
      <text:p text:style-name="Text_20_body">En otras palabras, el individuo no puede cambiar su memoria. Y sin embargo, la vida —como sistema— sí puede cambiar, adaptarse, aprender y evolucionar. ¿Cómo es posible?</text:p>
      <text:p text:style-name="Text_20_body">La respuesta no está en modificar la memoria, sino en <text:span text:style-name="Strong_20_Emphasis">crear nuevas memorias</text:span>.</text:p>
      <text:h text:style-name="Heading_20_3" text:outline-level="3"><text:span text:style-name="Strong_20_Emphasis">El desafío: ¿cómo resolver un problema con una memoria inmutable?</text:span></text:h>
      <text:p text:style-name="Text_20_body">Hasta ahora hemos dicho que para resolver un problema necesitamos:</text:p>
      <text:list xml:id="list3006344221" text:style-name="L4">
        <text:list-item>
          <text:p text:style-name="P7">un conjunto de datos, </text:p>
        </text:list-item>
        <text:list-item>
          <text:p text:style-name="P7">un método que transforme esos datos, </text:p>
        </text:list-item>
        <text:list-item>
          <text:p text:style-name="P6">y una memoria donde almacenar la información necesaria para realizar el proceso. </text:p>
        </text:list-item>
      </text:list>
      <text:p text:style-name="Text_20_body">En un ordenador, esto es sencillo: la memoria puede modificarse. Cada vez que aplicamos un método, los datos cambian y la memoria se actualiza. El estado del proceso se guarda directamente en la memoria de lectura y escritura.</text:p>
      <text:p text:style-name="Text_20_body">Pero en nuestro modelo lógico, si utilizamos ADN como memoria del sistema, nos encontramos con una dificultad evidente: <text:span text:style-name="Strong_20_Emphasis">el ADN no puede modificarse</text:span>.<text:line-break/>Entonces, ¿cómo podemos representar los cambios de estado del proceso?<text:line-break/>¿Cómo podemos almacenar nueva información?<text:line-break/>¿Es posible resolver un problema utilizando una memoria que no puede cambiar?</text:p>
      <text:p text:style-name="Text_20_body">La respuesta es sí, y es precisamente aquí donde aparece uno de los aspectos más fascinantes del modelo lógico de la vida.</text:p>
      <text:h text:style-name="Heading_20_3" text:outline-level="3"><text:span text:style-name="Strong_20_Emphasis">La solución: la memoria no cambia, pero el sistema sí</text:span></text:h>
      <text:p text:style-name="Text_20_body">La vida no modifica su memoria interna. Lo que hace es algo mucho más poderoso: <text:span text:style-name="Strong_20_Emphasis">crea nuevas copias de sí misma</text:span>, cada una con una memoria ligeramente diferente. La variación no ocurre dentro del individuo, sino entre individuos.</text:p>
      <text:p text:style-name="Text_20_body">Esto significa que:</text:p>
      <text:list xml:id="list3297055353" text:style-name="L5">
        <text:list-item>
          <text:p text:style-name="P9"><text:soft-page-break/>la memoria es inmutable dentro de un individuo, </text:p>
        </text:list-item>
        <text:list-item>
          <text:p text:style-name="P9">pero el sistema completo —la población de individuos— sí puede cambiar, </text:p>
        </text:list-item>
        <text:list-item>
          <text:p text:style-name="P8">y ese cambio ocurre a través de la reproducción. </text:p>
        </text:list-item>
      </text:list>
      <text:p text:style-name="Text_20_body">En otras palabras, la vida no reescribe su memoria: <text:span text:style-name="Strong_20_Emphasis">la reinterpreta</text:span> en cada nueva generación.</text:p>
      <text:h text:style-name="Heading_20_3" text:outline-level="3"><text:span text:style-name="Strong_20_Emphasis">Preparando el terreno para la siguiente sección</text:span></text:h>
      <text:p text:style-name="Text_20_body">En esta sección hemos explicado qué es la memoria en nuestro modelo, por qué es inmutable y por qué esto no es un obstáculo, sino una característica esencial del sistema. En la siguiente sección veremos cómo es posible utilizar una memoria de solo lectura para resolver un problema que requiere transformar datos, generar nuevos estados y avanzar paso a paso hacia una solución.</text:p>
      <text:p text:style-name="Text_20_body">Allí descubriremos que la clave no está en modificar la memoria, sino en <text:span text:style-name="Strong_20_Emphasis">crear nuevas instancias del proceso</text:span>, cada una con su propia versión de los datos. Y veremos cómo este mecanismo, tan simple y tan profundo, permite que la vida funcione como una máquina de cálculo extraordinariamente poderosa.</text:p>
      <text:p text:style-name="Horizontal_20_Line"/>
      <text:p text:style-name="Text_20_body">Cuando quieras, seguimos con la siguiente sección: <text:span text:style-name="Strong_20_Emphasis">el procesador</text:span>, o si prefieres, con la explicación de cómo se resuelve el problema utilizando una memoria inmutabl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6-02-21T20:13:21.589000000</meta:creation-date>
    <dc:date>2026-02-21T20:17:19.958000000</dc:date>
    <meta:editing-duration>PT3M58S</meta:editing-duration>
    <meta:editing-cycles>1</meta:editing-cycles>
    <meta:document-statistic meta:table-count="0" meta:image-count="0" meta:object-count="0" meta:page-count="3" meta:paragraph-count="44" meta:word-count="930" meta:character-count="5748" meta:non-whitespace-character-count="4863"/>
    <meta:generator>LibreOffice/7.3.5.2$Windows_X86_64 LibreOffice_project/184fe81b8c8c30d8b5082578aee2fed2ea847c01</meta:generator>
  </office:meta>
</office:document-meta>
</file>